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E1000008738E4A4200A1B2DF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8.706cm" fo:margin-left="-0.199cm" style:page-number="auto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6.75cm"/>
    </style:style>
    <style:style style:name="Table1.C" style:family="table-column">
      <style:table-column-properties style:column-width="2.752cm"/>
    </style:style>
    <style:style style:name="Table1.D" style:family="table-column">
      <style:table-column-properties style:column-width="2.154cm"/>
    </style:style>
    <style:style style:name="Table1.E" style:family="table-column">
      <style:table-column-properties style:column-width="5.609cm"/>
    </style:style>
    <style:style style:name="Table1.1" style:family="table-row">
      <style:table-row-properties style:min-row-height="0.47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37cm" fo:keep-together="auto"/>
    </style:style>
    <style:style style:name="Table1.3" style:family="table-row">
      <style:table-row-properties style:min-row-height="0.455cm" fo:keep-together="auto"/>
    </style:style>
    <style:style style:name="Table1.4" style:family="table-row">
      <style:table-row-properties style:min-row-height="0.953cm" fo:keep-together="auto"/>
    </style:style>
    <style:style style:name="Table1.10" style:family="table-row">
      <style:table-row-properties style:min-row-height="1.3cm" fo:keep-together="auto"/>
    </style:style>
    <style:style style:name="Table1.11" style:family="table-row">
      <style:table-row-properties style:min-row-height="1.321cm" fo:keep-together="auto"/>
    </style:style>
    <style:style style:name="P1" style:family="paragraph" style:parent-style-name="Standard">
      <style:paragraph-properties fo:margin-top="0.212cm" fo:margin-bottom="0.212cm" loext:contextual-spacing="false"/>
    </style:style>
    <style:style style:name="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5" style:family="paragraph" style:parent-style-name="Standard">
      <style:paragraph-properties style:snap-to-layout-grid="false"/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officeooo:paragraph-rsid="00186555" style:font-name-asian="Calibri" style:font-size-asian="11pt" style:font-name-complex="Calibri" style:font-size-complex="11pt"/>
    </style:style>
    <style:style style:name="P7" style:family="paragraph" style:parent-style-name="Standard">
      <style:paragraph-properties style:snap-to-layout-grid="false"/>
      <style:text-properties style:font-name="Calibri" fo:font-size="11pt" officeooo:paragraph-rsid="001a4f05" style:font-name-asian="Calibri" style:font-size-asian="11pt" style:font-name-complex="Calibri" style:font-size-complex="11pt"/>
    </style:style>
    <style:style style:name="P8" style:family="paragraph" style:parent-style-name="Standard">
      <style:text-properties style:font-name="Calibri" fo:font-size="11pt" officeooo:paragraph-rsid="0014df17" style:font-name-asian="Calibri" style:font-size-asian="11pt" style:font-name-complex="Calibri" style:font-size-complex="11pt"/>
    </style:style>
    <style:style style:name="P9" style:family="paragraph" style:parent-style-name="Standard">
      <style:text-properties style:font-name="Calibri" fo:font-size="11pt" officeooo:paragraph-rsid="00157f46" style:font-name-asian="Calibri" style:font-size-asian="11pt" style:font-name-complex="Calibri" style:font-size-complex="11pt"/>
    </style:style>
    <style:style style:name="P10" style:family="paragraph" style:parent-style-name="Standard">
      <style:text-properties style:font-name="Calibri" fo:font-size="11pt" officeooo:paragraph-rsid="0016f1ea" style:font-name-asian="Calibri" style:font-size-asian="11pt" style:font-name-complex="Calibri" style:font-size-complex="11pt"/>
    </style:style>
    <style:style style:name="P11" style:family="paragraph" style:parent-style-name="Standard">
      <style:text-properties style:font-name="Calibri" fo:font-size="11pt" officeooo:rsid="001a4f05" officeooo:paragraph-rsid="001a4f05" style:font-name-asian="Calibri" style:font-size-asian="11pt" style:font-name-complex="Calibri" style:font-size-complex="11pt"/>
    </style:style>
    <style:style style:name="P12" style:family="paragraph" style:parent-style-name="Standard">
      <style:paragraph-properties style:snap-to-layout-grid="false"/>
      <style:text-properties style:font-name="Calibri" fo:font-size="11pt" fo:font-style="italic" officeooo:rsid="001afd23" officeooo:paragraph-rsid="001afd23" style:font-name-asian="Calibri" style:font-size-asian="11pt" style:font-style-asian="italic" style:font-name-complex="Calibri" style:font-size-complex="11pt" style:font-style-complex="italic"/>
    </style:style>
    <style:style style:name="P13" style:family="paragraph" style:parent-style-name="Standard">
      <style:text-properties style:font-name="Calibri" fo:font-size="11pt" fo:font-style="normal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14" style:family="paragraph" style:parent-style-name="Standard">
      <style:text-properties style:font-name="Calibri" style:font-name-complex="Calibri"/>
    </style:style>
    <style:style style:name="P15" style:family="paragraph" style:parent-style-name="Standard">
      <style:text-properties style:font-name="Calibri" fo:language="none" fo:country="none" style:language-asian="none" style:country-asian="none" style:font-name-complex="Calibri"/>
    </style:style>
    <style:style style:name="P16" style:family="paragraph" style:parent-style-name="Standard">
      <style:text-properties officeooo:paragraph-rsid="0014df17"/>
    </style:style>
    <style:style style:name="P17" style:family="paragraph" style:parent-style-name="Standard">
      <style:text-properties fo:color="#3465a4" style:font-name="Calibri" fo:font-size="11pt" style:font-name-asian="Calibri" style:font-size-asian="11pt" style:font-name-complex="Calibri" style:font-size-complex="11pt"/>
    </style:style>
    <style:style style:name="P18" style:family="paragraph" style:parent-style-name="Standard">
      <style:text-properties fo:color="#3465a4" style:font-name="Calibri" fo:font-size="11pt" officeooo:rsid="0016f1ea" officeooo:paragraph-rsid="0016f1ea" style:font-name-asian="Calibri" style:font-size-asian="11pt" style:font-name-complex="Calibri" style:font-size-complex="11pt"/>
    </style:style>
    <style:style style:name="P19" style:family="paragraph" style:parent-style-name="Standard">
      <style:text-properties fo:color="#3465a4" style:font-name="Calibri" fo:font-size="11pt" officeooo:rsid="0017fa45" officeooo:paragraph-rsid="0017fa45" style:font-name-asian="Calibri" style:font-size-asian="11pt" style:font-name-complex="Calibri" style:font-size-complex="11pt"/>
    </style:style>
    <style:style style:name="P20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86555" style:font-name-asian="Calibri" style:font-size-asian="11pt" style:font-name-complex="Calibri" style:font-size-complex="11pt"/>
    </style:style>
    <style:style style:name="P21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a4f05" style:font-name-asian="Calibri" style:font-size-asian="11pt" style:font-name-complex="Calibri" style:font-size-complex="11pt"/>
    </style:style>
    <style:style style:name="P22" style:family="paragraph" style:parent-style-name="Standard">
      <style:paragraph-properties style:snap-to-layout-grid="false"/>
      <style:text-properties fo:color="#3465a4" style:font-name="Calibri" fo:font-size="11pt" style:font-name-asian="Calibri" style:font-size-asian="11pt" style:font-name-complex="Calibri" style:font-size-complex="11pt"/>
    </style:style>
    <style:style style:name="P23" style:family="paragraph" style:parent-style-name="Standard">
      <style:paragraph-properties style:snap-to-layout-grid="false"/>
      <style:text-properties fo:color="#3465a4" style:font-name="Calibri" fo:font-size="11pt" officeooo:paragraph-rsid="00186555" style:font-name-asian="Calibri" style:font-size-asian="11pt" style:font-name-complex="Calibri" style:font-size-complex="11pt"/>
    </style:style>
    <style:style style:name="P24" style:family="paragraph" style:parent-style-name="Standard">
      <style:paragraph-properties style:snap-to-layout-grid="false"/>
      <style:text-properties fo:color="#3465a4" style:font-name="Calibri" fo:font-size="11pt" officeooo:paragraph-rsid="001a4f05" style:font-name-asian="Calibri" style:font-size-asian="11pt" style:font-name-complex="Calibri" style:font-size-complex="11pt"/>
    </style:style>
    <style:style style:name="P25" style:family="paragraph" style:parent-style-name="Standard">
      <style:paragraph-properties style:snap-to-layout-grid="false"/>
      <style:text-properties fo:color="#3465a4" style:font-name="Calibri" fo:font-size="11pt" officeooo:rsid="001afd23" officeooo:paragraph-rsid="001afd23" style:font-name-asian="Calibri" style:font-size-asian="11pt" style:font-name-complex="Calibri" style:font-size-complex="11pt"/>
    </style:style>
    <style:style style:name="P26" style:family="paragraph" style:parent-style-name="Standard">
      <style:paragraph-properties style:snap-to-layout-grid="false"/>
      <style:text-properties fo:color="#3465a4" style:font-name="Calibri" fo:font-size="11pt" officeooo:rsid="001a4f05" officeooo:paragraph-rsid="001a4f05" style:font-name-asian="Calibri" style:font-size-asian="11pt" style:font-name-complex="Calibri" style:font-size-complex="11pt"/>
    </style:style>
    <style:style style:name="P27" style:family="paragraph" style:parent-style-name="Standard">
      <style:paragraph-properties style:snap-to-layout-grid="false"/>
      <style:text-properties fo:color="#3465a4" style:font-name="Calibri" fo:font-size="11pt" fo:font-style="normal" officeooo:rsid="001afd23" officeooo:paragraph-rsid="001afd23" style:font-name-asian="Calibri" style:font-size-asian="11pt" style:font-style-asian="normal" style:font-name-complex="Calibri" style:font-size-complex="11pt" style:font-style-complex="normal"/>
    </style:style>
    <style:style style:name="P28" style:family="paragraph" style:parent-style-name="Standard">
      <style:text-properties fo:color="#3465a4" style:font-name="Verdana" fo:font-size="12pt" officeooo:rsid="00157f46" officeooo:paragraph-rsid="00157f46" style:font-name-asian="Calibri" style:font-size-asian="11pt" style:font-name-complex="Calibri" style:font-size-complex="11pt"/>
    </style:style>
    <style:style style:name="P29" style:family="paragraph" style:parent-style-name="Standard">
      <style:text-properties fo:color="#3465a4" style:font-name="Verdana" fo:font-size="12pt" fo:font-style="normal" officeooo:rsid="0016f1ea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30" style:family="paragraph" style:parent-style-name="Standard">
      <style:text-properties fo:color="#3465a4" style:font-name="Verdana" fo:font-size="12pt" fo:font-style="normal" officeooo:rsid="0016f1ea" officeooo:paragraph-rsid="0016f1ea" style:font-name-asian="Calibri" style:font-size-asian="11pt" style:font-style-asian="normal" style:font-name-complex="Calibri" style:font-size-complex="11pt" style:font-style-complex="normal"/>
    </style:style>
    <style:style style:name="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T3" style:family="text">
      <style:text-properties fo:color="#000000" style:text-position="25% 100%" style:font-name="Arial" fo:font-weight="bold" style:font-weight-asian="bold" style:font-name-complex="Arial"/>
    </style:style>
    <style:style style:name="T4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T6" style:family="text">
      <style:text-properties fo:color="#3465a4" style:font-name="Verdana" fo:font-size="12pt"/>
    </style:style>
    <style:style style:name="T7" style:family="text">
      <style:text-properties fo:color="#3465a4" style:font-name="Verdana" fo:font-size="12pt" officeooo:rsid="0013d297"/>
    </style:style>
    <style:style style:name="T8" style:family="text">
      <style:text-properties fo:color="#3465a4" style:font-name="Verdana" fo:font-size="12pt" officeooo:rsid="00157f46"/>
    </style:style>
    <style:style style:name="T9" style:family="text">
      <style:text-properties fo:color="#3465a4" style:font-name="Verdana" fo:font-size="12pt" officeooo:rsid="0016f1ea"/>
    </style:style>
    <style:style style:name="T10" style:family="text">
      <style:text-properties fo:color="#3465a4" style:font-name="Verdana" fo:font-size="12pt" fo:font-weight="bold" style:font-weight-asian="bold" style:font-weight-complex="bold"/>
    </style:style>
    <style:style style:name="T11" style:family="text">
      <style:text-properties fo:color="#3465a4" style:font-name="Verdana" fo:font-size="12pt" fo:font-weight="bold" officeooo:rsid="0016f1ea" style:font-weight-asian="bold" style:font-weight-complex="bold"/>
    </style:style>
    <style:style style:name="T12" style:family="text">
      <style:text-properties fo:color="#3465a4" style:font-name="Verdana" fo:font-size="12pt" fo:font-weight="bold" officeooo:rsid="00157f46" style:font-weight-asian="bold" style:font-weight-complex="bold"/>
    </style:style>
    <style:style style:name="T13" style:family="text">
      <style:text-properties fo:color="#3465a4" style:font-name="Verdana" fo:font-size="12pt" officeooo:rsid="001afd23"/>
    </style:style>
    <style:style style:name="T14" style:family="text">
      <style:text-properties fo:color="#3465a4" style:font-name="Verdana" fo:font-size="12pt" officeooo:rsid="001d1377"/>
    </style:style>
    <style:style style:name="T15" style:family="text">
      <style:text-properties fo:color="#3465a4" officeooo:rsid="0016f1ea" fo:background-color="transparent" loext:char-shading-value="0"/>
    </style:style>
    <style:style style:name="T16" style:family="text">
      <style:text-properties fo:color="#3465a4" officeooo:rsid="00186555" fo:background-color="transparent" loext:char-shading-value="0"/>
    </style:style>
    <style:style style:name="T17" style:family="text">
      <style:text-properties fo:color="#3465a4" officeooo:rsid="0017fa45"/>
    </style:style>
    <style:style style:name="T18" style:family="text">
      <style:text-properties fo:color="#3465a4" officeooo:rsid="00186555"/>
    </style:style>
    <style:style style:name="T19" style:family="text">
      <style:text-properties fo:color="#3465a4" officeooo:rsid="001a4f05"/>
    </style:style>
    <style:style style:name="T20" style:family="text">
      <style:text-properties fo:color="#3465a4" fo:font-weight="bold" officeooo:rsid="001a4f05" style:font-weight-asian="bold" style:font-weight-complex="bold"/>
    </style:style>
    <style:style style:name="T21" style:family="text">
      <style:text-properties fo:color="#3465a4" officeooo:rsid="001afd23"/>
    </style:style>
    <style:style style:name="T22" style:family="text">
      <style:text-properties fo:color="#3465a4" style:font-name="Calibri" fo:font-size="11pt" officeooo:rsid="0017fa45" style:font-name-asian="Calibri" style:font-size-asian="11pt" style:font-name-complex="Calibri" style:font-size-complex="11pt"/>
    </style:style>
    <style:style style:name="T23" style:family="text">
      <style:text-properties style:font-name="Calibri" fo:font-size="11pt" style:font-name-asian="Calibri" style:font-size-asian="11pt" style:font-name-complex="Calibri" style:font-size-complex="11pt"/>
    </style:style>
    <style:style style:name="T24" style:family="text">
      <style:text-properties style:font-name="Calibri" fo:font-size="11pt" officeooo:rsid="0017fa45" style:font-name-asian="Calibri" style:font-size-asian="11pt" style:font-name-complex="Calibri" style:font-size-complex="11pt"/>
    </style:style>
    <style:style style:name="T25" style:family="text">
      <style:text-properties style:font-name="Calibri" fo:font-size="11pt" fo:font-style="italic" style:font-name-asian="Calibri" style:font-size-asian="11pt" style:font-style-asian="italic" style:font-name-complex="Calibri" style:font-size-complex="11pt"/>
    </style:style>
    <style:style style:name="T26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27" style:family="text">
      <style:text-properties officeooo:rsid="0017fa45"/>
    </style:style>
    <style:style style:name="T28" style:family="text">
      <style:text-properties officeooo:rsid="00186555"/>
    </style:style>
    <style:style style:name="T29" style:family="text">
      <style:text-properties fo:font-weight="bold" officeooo:rsid="0017fa45" style:font-weight-asian="bold" style:font-weight-complex="bold"/>
    </style:style>
    <style:style style:name="T30" style:family="text">
      <style:text-properties officeooo:rsid="00198969"/>
    </style:style>
    <style:style style:name="T31" style:family="text">
      <style:text-properties officeooo:rsid="001a4f05"/>
    </style:style>
    <style:style style:name="T32" style:family="text">
      <style:text-properties officeooo:rsid="001d1377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Header"><text:span text:style-name="T23"><text:s/>Date and time </text:span><text:span text:style-name="T22">Summer term</text:span><text:span text:style-name="T24"> </text:span></text:p>
            <text:p text:style-name="P4"/>
          </table:table-cell>
          <table:covered-table-cell/>
          <table:table-cell table:style-name="Table1.A1" table:number-columns-spanned="2" office:value-type="string">
            <text:p text:style-name="P8">Class/period <text:s/><text:span text:style-name="T17">Year 10</text:span></text:p>
          </table:table-cell>
          <table:covered-table-cell/>
          <table:table-cell table:style-name="Table1.E1" office:value-type="string">
            <text:p text:style-name="P8">Lesson number <text:s/><text:span text:style-name="T7">1 </text:span><text:span text:style-name="T6">of </text:span><text:span text:style-name="T7">4</text:span> </text:p>
          </table:table-cell>
        </table:table-row>
        <table:table-row table:style-name="Table1.2">
          <table:table-cell table:style-name="Table1.E1" table:number-columns-spanned="5" office:value-type="string">
            <text:p text:style-name="P8">Medium term planning context (include relevant prior learning and barriers/misconceptions)</text:p>
            <text:p text:style-name="P9"><text:span text:style-name="T8">This series of lessons forms part the broader topic of data-types. Immediately preceding this series the class will have worked with integers, floats and arrays containing numbers. Arrays containing characters are covered as part of this topic too, which supports both </text:span><text:span text:style-name="T12">overlearning</text:span><text:span text:style-name="T8"> and iterative </text:span><text:span text:style-name="T12">incremental</text:span><text:span text:style-name="T8"> learning. </text:span></text:p>
            <text:p text:style-name="P11"><text:span text:style-name="T8">T</text:span><text:span text:style-name="T6">he students will have had some </text:span><text:span text:style-name="T14">exposure</text:span><text:span text:style-name="T6"> to programming in </text:span><text:span text:style-name="T10">C</text:span><text:span text:style-name="T6"> </text:span><text:span text:style-name="T13">including writing functions.</text:span></text:p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E1" table:number-columns-spanned="5" office:value-type="string">
            <text:p text:style-name="P16"><text:span text:style-name="T23">Learning Objectives: </text:span><text:span text:style-name="T26">To learn/understand/practice…</text:span></text:p>
            <text:p text:style-name="P13"><text:span text:style-name="T8">To understand and practice </text:span><text:span text:style-name="T9">using </text:span><text:span text:style-name="T8">the date-type </text:span><text:span text:style-name="T11">char</text:span><text:span text:style-name="T9"> or character.</text:span></text:p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16"><text:span text:style-name="T23">(Visible) Learning Outcomes: </text:span><text:span text:style-name="T25">By the end of the lesson pupils will have…. /pupils will be able to...</text:span></text:p>
            <text:p text:style-name="P30">Display the initials of their name as a binary representation. </text:p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8">Resources:</text:p>
            <text:p text:style-name="P10"><text:span text:style-name="T15">Slides, </text:span><text:span text:style-name="T16">the ASCII table </text:span><text:span text:style-name="T15">and activity sheets.</text:span>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Differentiation: (include SEN, stretch &amp; challenge, TA deployment):</text:p>
            <text:p text:style-name="P18">The second activity involves writing a function in the C programming language, the level of sophistication shown in this algorithm is expected to be commensurate with students’ coding <text:s/>experience and aptitude. 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Homework:</text:p>
            <text:p text:style-name="P18">Students will be given a summ<text:span text:style-name="T28">a</text:span>ry of the topic and activities planned for the next lesson to review. This is to encourage <text:span text:style-name="T27">pre-learning</text:span> and, <text:span text:style-name="T27">moreover, </text:span><text:span text:style-name="T29">metacognition</text:span>. 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Personal targets:</text:p>
            <text:p text:style-name="P19">Focus on TS4: plan and teach well structured lessons.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4">Time</text:p>
          </table:table-cell>
          <table:table-cell table:style-name="Table1.A1" table:number-columns-spanned="2" office:value-type="string">
            <text:p text:style-name="P4">What is going on?</text:p>
          </table:table-cell>
          <table:covered-table-cell/>
          <table:table-cell table:style-name="Table1.E1" table:number-columns-spanned="2" office:value-type="string">
            <text:p text:style-name="P4">What should pupils be learning? 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2"/>
            <text:p text:style-name="P27">5</text:p>
          </table:table-cell>
          <table:table-cell table:style-name="Table1.A1" table:number-columns-spanned="2" office:value-type="string">
            <text:p text:style-name="P20"/>
            <text:p text:style-name="P6"><text:span text:style-name="T18">Welcome and registration</text:span><text:span text:style-name="T28"> </text:span></text:p>
          </table:table-cell>
          <table:covered-table-cell/>
          <table:table-cell table:style-name="Table1.E1" table:number-columns-spanned="2" office:value-type="string">
            <text:p text:style-name="P5"/>
          </table:table-cell>
          <table:covered-table-cell/>
        </table:table-row>
        <table:table-row table:style-name="Table1.11">
          <table:table-cell table:style-name="Table1.A1" office:value-type="string">
            <text:p text:style-name="P5"/>
            <text:p text:style-name="P25">15</text:p>
          </table:table-cell>
          <table:table-cell table:style-name="Table1.A1" table:number-columns-spanned="2" office:value-type="string">
            <text:p text:style-name="P20"/>
            <text:p text:style-name="P20">Discussion: What happens when you press a letter on the keyboard? </text:p>
            <text:p text:style-name="P20"/>
            <text:p text:style-name="P20"><text:span text:style-name="T30">Introduction to </text:span>the ASCII table</text:p>
            <text:p text:style-name="P20"/>
            <text:p text:style-name="P20">Discussion: What happened before the ASCII table was introduced in 1963?</text:p>
            <text:p text:style-name="P20"/>
          </table:table-cell>
          <table:covered-table-cell/>
          <table:table-cell table:style-name="Table1.E1" table:number-columns-spanned="2" office:value-type="string">
            <text:p text:style-name="P21"/>
            <text:p text:style-name="P26">Setting the topic context, lifting the lid on something they will have taken for granted until now. </text:p>
            <text:p text:style-name="P21"/>
            <text:p text:style-name="P26">Clarify the purpose and necessity <text:span text:style-name="T32">of </text:span>the ASCII table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5">10</text:p>
          </table:table-cell>
          <table:table-cell table:style-name="Table1.A1" table:number-columns-spanned="2" office:value-type="string">
            <text:p text:style-name="P23"/>
            <text:p text:style-name="P23"><text:span text:style-name="T28">Activity One: Using the ASCII table provided, </text:span><text:span text:style-name="T30">show how the initials of your name would look in as a binary representation.</text:span></text:p>
            <text:p text:style-name="P23"><text:soft-page-break/></text:p>
            <text:p text:style-name="P23"/>
          </table:table-cell>
          <table:covered-table-cell/>
          <table:table-cell table:style-name="Table1.E1" table:number-columns-spanned="2" office:value-type="string">
            <text:p text:style-name="P22"/>
            <text:p text:style-name="P25">Successful completion of this task will indicate that a working knowledge of the ASCII table has been established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5">30</text:p>
          </table:table-cell>
          <table:table-cell table:style-name="Table1.A1" table:number-columns-spanned="2" office:value-type="string">
            <text:p text:style-name="P5"/>
            <text:p text:style-name="P24"><text:span text:style-name="T28">Activity </text:span><text:span text:style-name="T30">Two</text:span><text:span text:style-name="T28">: </text:span><text:span text:style-name="T30">Write a </text:span><text:span text:style-name="T31">C function called </text:span></text:p>
            <text:p text:style-name="P7"><text:span text:style-name="T19">ToUpper(). This function should have one parameter called ‘lower’ which is a </text:span><text:span text:style-name="T20">char</text:span><text:span text:style-name="T19"> data-type. This function returns a </text:span><text:span text:style-name="T20">char</text:span><text:span text:style-name="T19"> </text:span><text:span text:style-name="T21">and </text:span><text:span text:style-name="T19">the returned value should be the upper case version of </text:span><text:span text:style-name="T21">parameter.</text:span></text:p>
            <text:p text:style-name="P26"/>
          </table:table-cell>
          <table:covered-table-cell/>
          <table:table-cell table:style-name="Table1.E1" table:number-columns-spanned="2" office:value-type="string">
            <text:p text:style-name="P22"/>
            <text:p text:style-name="P25">This is the main task of the lesson. Most students are expected to require scaffolding by being given the function prototype at least. A few students are expected to complete this task quickly and they will move on to a ToLower() version.</text:p>
            <text:p text:style-name="P25"><text:s/></text:p>
          </table:table-cell>
          <table:covered-table-cell/>
        </table:table-row>
      </table:table>
      <text:p text:style-name="P15"/>
      <text:p text:style-name="P15"/>
      <text:p text:style-name="P15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" fo:font-family="Palatino, 'Book Antiqua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Palatino" style:font-family-complex="Palatino, 'Book Antiqua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Palatino" fo:font-family="Palatino, 'Book Antiqua'" style:font-family-generic="roman" style:font-pitch="variable" fo:font-size="12pt" style:font-size-asian="12pt" style:font-name-complex="Palatino" style:font-family-complex="Palatino, 'Book Antiqua'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0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5z0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5z0" style:num-suffix="." text:bullet-char="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5z0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5z0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5z0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5z0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5z0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.212cm" loext:contextual-spacing="false"/>
    </style:style>
    <style:style style:name="M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M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M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M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MT3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MT4" style:family="text">
      <style:text-properties fo:color="#000000" style:text-position="25% 100%" style:font-name="Arial" fo:font-weight="bold" style:font-weight-asian="bold" style:font-name-complex="Arial"/>
    </style:style>
    <style:style style:name="M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55cm" fo:page-height="29.633cm" style:num-format="1" style:print-orientation="portrait" fo:margin-top="1.27cm" fo:margin-bottom="0.751cm" fo:margin-left="1.27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loext:header-first>
        <text:p text:style-name="MP1"><draw:frame draw:style-name="Mfr1" draw:name="Brandmark_CMYK_Colourway 1 (002)" text:anchor-type="char" svg:x="-1.032cm" svg:y="-1.014cm" svg:width="5.322cm" svg:height="3.233cm" draw:z-index="0"><draw:image xlink:href="Pictures/1000020100000DE1000008738E4A4200A1B2DFE6.png" xlink:type="simple" xlink:show="embed" xlink:actuate="onLoad" loext:mime-type="image/png"/></draw:frame><text:span text:style-name="MT1"><text:s text:c="37"/></text:span><text:span text:style-name="MT2">PGCE Secondary Lesson Planning</text:span></text:p>
        <text:p text:style-name="MP2"><text:s text:c="22"/></text:p>
        <text:p text:style-name="MP3"/>
        <text:p text:style-name="MP1"><text:span text:style-name="MT3">Name</text:span><text:span text:style-name="MT4">: </text:span><text:span text:style-name="MT5">Mark Gadsby</text:span> </text:p>
        <text:p text:style-name="MP1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GCE Secondary Lesson Plan</dc:title>
    <dc:subject/>
    <meta:keyword/>
    <meta:initial-creator>CCS</meta:initial-creator>
    <meta:creation-date>2019-07-08T14:54:00</meta:creation-date>
    <dc:date>2020-05-27T09:15:51.888846822</dc:date>
    <meta:editing-cycles>7</meta:editing-cycles>
    <meta:generator>LibreOffice/6.4.3.2$Linux_X86_64 LibreOffice_project/40$Build-2</meta:generator>
    <meta:editing-duration>PT9M15S</meta:editing-duration>
    <meta:document-statistic meta:table-count="1" meta:image-count="1" meta:object-count="0" meta:page-count="2" meta:paragraph-count="40" meta:word-count="405" meta:character-count="2638" meta:non-whitespace-character-count="2195"/>
  </office:meta>
</office:document-meta>
</file>